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1.3458in"/>
    </style:style>
    <style:style style:name="Table1.C" style:family="table-column">
      <style:table-column-properties style:column-width="1.6563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fo:font-weight="bold" officeooo:rsid="00122e3a" officeooo:paragraph-rsid="00122e3a" style:font-weight-asian="bold" style:font-weight-complex="bold"/>
    </style:style>
    <style:style style:name="P2" style:family="paragraph" style:parent-style-name="Table_20_Contents">
      <style:text-properties fo:font-weight="bold" officeooo:rsid="00152c82" officeooo:paragraph-rsid="00152c82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normal" officeooo:rsid="00122e3a" officeooo:paragraph-rsid="00122e3a" style:font-weight-asian="normal" style:font-weight-complex="normal"/>
    </style:style>
    <style:style style:name="P4" style:family="paragraph" style:parent-style-name="Preformatted_20_Text">
      <style:text-properties officeooo:paragraph-rsid="00152c82"/>
    </style:style>
    <style:style style:name="P5" style:family="paragraph" style:parent-style-name="Text_20_body">
      <style:text-properties officeooo:rsid="0016c0b5" officeooo:paragraph-rsid="0016c0b5"/>
    </style:style>
    <style:style style:name="P6" style:family="paragraph" style:parent-style-name="Preformatted_20_Text">
      <style:text-properties officeooo:paragraph-rsid="00132e43"/>
    </style:style>
    <style:style style:name="P7" style:family="paragraph" style:parent-style-name="Preformatted_20_Text">
      <style:paragraph-properties fo:break-before="page"/>
      <style:text-properties officeooo:paragraph-rsid="00132e43"/>
    </style:style>
    <style:style style:name="P8" style:family="paragraph" style:parent-style-name="Table_20_Contents">
      <style:text-properties officeooo:rsid="00152c82" officeooo:paragraph-rsid="00152c82"/>
    </style:style>
    <style:style style:name="P9" style:family="paragraph" style:parent-style-name="Text_20_body">
      <style:text-properties officeooo:rsid="00152c82" officeooo:paragraph-rsid="00152c82"/>
    </style:style>
    <style:style style:name="P10" style:family="paragraph" style:parent-style-name="Preformatted_20_Text">
      <style:text-properties officeooo:paragraph-rsid="0018be31"/>
    </style:style>
    <style:style style:name="P11" style:family="paragraph" style:parent-style-name="Heading_20_2">
      <style:text-properties officeooo:rsid="0016c0b5" officeooo:paragraph-rsid="0016c0b5"/>
    </style:style>
    <style:style style:name="P12" style:family="paragraph" style:parent-style-name="Heading_20_2">
      <style:text-properties officeooo:paragraph-rsid="00152c82"/>
    </style:style>
    <style:style style:name="P13" style:family="paragraph" style:parent-style-name="Heading_20_2">
      <style:text-properties officeooo:rsid="00132e43" officeooo:paragraph-rsid="00132e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2c82" style:font-weight-asian="bold" style:font-weight-complex="bold"/>
    </style:style>
    <style:style style:name="T3" style:family="text">
      <style:text-properties officeooo:rsid="00132e43"/>
    </style:style>
    <style:style style:name="T4" style:family="text">
      <style:text-properties officeooo:rsid="00152c82"/>
    </style:style>
    <style:style style:name="T5" style:family="text">
      <style:text-properties officeooo:rsid="0018be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4">Two-Wheeler </text:span><text:s/><text:span text:style-name="T4">DEVICE NUMBERS (NODE 1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vice description</text:p>
          </table:table-cell>
          <table:table-cell table:style-name="Table1.A1" office:value-type="string">
            <text:p text:style-name="P2">LEFT</text:p>
          </table:table-cell>
          <table:table-cell table:style-name="Table1.A1" office:value-type="string">
            <text:p text:style-name="P2">RIGHT</text:p>
          </table:table-cell>
        </table:table-row>
        <table:table-row>
          <table:table-cell table:style-name="Table1.A1" office:value-type="string">
            <text:p text:style-name="P8">QUAD</text:p>
          </table:table-cell>
          <table:table-cell table:style-name="Table1.A1" office:value-type="string">
            <text:p text:style-name="P8">00</text:p>
          </table:table-cell>
          <table:table-cell table:style-name="Table1.A1" office:value-type="string">
            <text:p text:style-name="P8">04</text:p>
          </table:table-cell>
        </table:table-row>
        <table:table-row>
          <table:table-cell table:style-name="Table1.A1" office:value-type="string">
            <text:p text:style-name="P8">LN298</text:p>
          </table:table-cell>
          <table:table-cell table:style-name="Table1.A1" office:value-type="string">
            <text:p text:style-name="P8">01</text:p>
          </table:table-cell>
          <table:table-cell table:style-name="Table1.A1" office:value-type="string">
            <text:p text:style-name="P8">05</text:p>
          </table:table-cell>
        </table:table-row>
        <table:table-row>
          <table:table-cell table:style-name="Table1.A1" office:value-type="string">
            <text:p text:style-name="P8">PID</text:p>
          </table:table-cell>
          <table:table-cell table:style-name="Table1.A1" office:value-type="string">
            <text:p text:style-name="P8">02</text:p>
          </table:table-cell>
          <table:table-cell table:style-name="Table1.A1" office:value-type="string">
            <text:p text:style-name="P8">06</text:p>
          </table:table-cell>
        </table:table-row>
        <table:table-row>
          <table:table-cell table:style-name="Table1.A1" office:value-type="string">
            <text:p text:style-name="P8">MOTOR</text:p>
          </table:table-cell>
          <table:table-cell table:style-name="Table1.A1" office:value-type="string">
            <text:p text:style-name="P8">03</text:p>
          </table:table-cell>
          <table:table-cell table:style-name="Table1.A1" office:value-type="string">
            <text:p text:style-name="P8">07</text:p>
          </table:table-cell>
        </table:table-row>
        <table:table-row>
          <table:table-cell table:style-name="Table1.A1" office:value-type="string">
            <text:p text:style-name="P8">DRIVER</text:p>
          </table:table-cell>
          <table:table-cell table:style-name="Table1.A1" office:value-type="string">
            <text:p text:style-name="P8">08 (combined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VOLTS</text:p>
          </table:table-cell>
          <table:table-cell table:style-name="Table1.A1" office:value-type="string">
            <text:p text:style-name="P2">CURRENT(amps)</text:p>
          </table:table-cell>
        </table:table-row>
        <table:table-row>
          <table:table-cell table:style-name="Table1.A1" office:value-type="string">
            <text:p text:style-name="P8">Battery</text:p>
          </table:table-cell>
          <table:table-cell table:style-name="Table1.A1" office:value-type="string">
            <text:p text:style-name="P8">09</text:p>
          </table:table-cell>
          <table:table-cell table:style-name="Table1.A1" office:value-type="string">
            <text:p text:style-name="P8">12</text:p>
          </table:table-cell>
        </table:table-row>
        <table:table-row>
          <table:table-cell table:style-name="Table1.A1" office:value-type="string">
            <text:p text:style-name="P8">5Volt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3</text:p>
          </table:table-cell>
        </table:table-row>
        <table:table-row>
          <table:table-cell table:style-name="Table1.A1" office:value-type="string">
            <text:p text:style-name="P8">Motor</text:p>
          </table:table-cell>
          <table:table-cell table:style-name="Table1.A1" office:value-type="string">
            <text:p text:style-name="P8">11</text:p>
          </table:table-cell>
          <table:table-cell table:style-name="Table1.A1" office:value-type="string">
            <text:p text:style-name="P8">14</text:p>
          </table:table-cell>
        </table:table-row>
        <table:table-row>
          <table:table-cell table:style-name="Table1.A1" office:value-type="string">
            <text:p text:style-name="P8">INA3221 Control</text:p>
          </table:table-cell>
          <table:table-cell table:style-name="Table1.A1" office:value-type="string">
            <text:p text:style-name="P8">15 <text:s/>(both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9"/>
      <text:h text:style-name="P11" text:outline-level="2">Start up and enable motors:</text:h>
      <text:p text:style-name="P5">01|02|SMOD|F <text:s text:c="6"/>(disable left PID)</text:p>
      <text:p text:style-name="P5">01|06|SMOD|F <text:s text:c="4"/>(disable right PID)</text:p>
      <text:p text:style-name="P5">01|01|ENAB <text:s text:c="8"/>(Enable left motor)</text:p>
      <text:p text:style-name="P5">01|05|ENAB <text:s text:c="7"/>(Enable right motor)</text:p>
      <text:h text:style-name="Heading_20_2" text:outline-level="2">INA3221 device:</text:h>
      <text:p text:style-name="P6"><text:s text:c="3"/>Commands:</text:p>
      <text:p text:style-name="P6"><text:s text:c="6"/>STIM &lt;timeInMsec&gt; <text:s text:c="4"/>Set Time per sample. See INA3221 docs</text:p>
      <text:p text:style-name="P6"><text:s text:c="6"/>SAVG &lt;cpde&gt; <text:s text:c="10"/>Set Averaging mode. <text:s/>See INA3221 docs</text:p>
      <text:p text:style-name="P6"><text:s text:c="6"/>RATE &lt;timeInMs&gt; <text:s text:c="6"/>Set time between samples (Sample Rate) in (ms). Max is 32765</text:p>
      <text:p text:style-name="P6"/>
      <text:p text:style-name="P6"><text:s text:c="3"/>Data format:</text:p>
      <text:p text:style-name="P6"><text:s text:c="6"/>IA3221: <text:s/>INAX|%llu|%f|%f|%f|%f|%f|%f",tmpCount, volt(1), Volt(2), Volt(3), Ima(1), I(2), I(3)</text:p>
      <text:p text:style-name="P6"><text:s text:c="6"/></text:p>
      <text:p text:style-name="P6">SUBDEVICES:</text:p>
      <text:p text:style-name="P6"><text:s text:c="3"/>Volt0, Volt1, Volt2, Current0, Current1, Current2</text:p>
      <text:p text:style-name="P6"/>
      <text:p text:style-name="P6"><text:s text:c="3"/>Output:</text:p>
      <text:p text:style-name="P6"><text:s text:c="5"/>"%f" <text:s text:c="2"/>(the value for this subdevice)</text:p>
      <text:p text:style-name="P6"/>
      <text:p text:style-name="P6"/>
      <text:h text:style-name="Heading_20_2" text:outline-level="2"><text:span text:style-name="T1">DRIVER device</text:span> </text:h>
      <text:p text:style-name="P6"/>
      <text:p text:style-name="P6">Commands(8)</text:p>
      <text:p text:style-name="P6"><text:s text:c="3"/><text:span text:style-name="T3">TANK <text:s text:c="2"/>&lt;left-speed&gt; &lt;right-speed&gt; ; </text:span></text:p>
      <text:p text:style-name="P6"><text:s text:c="3"/>MOVE <text:s/>&lt;speed&gt; <text:s text:c="2"/>&lt;rotRate&gt; <text:s text:c="8"/>; set for given speed/rotation rate</text:p>
      <text:p text:style-name="P6"><text:s text:c="3"/>SPED &lt;speed&gt; <text:s text:c="4"/>(from joystick) <text:s/>; set the speed </text:p>
      <text:p text:style-name="P6"><text:soft-page-break/><text:s text:c="3"/>ROTA &lt;rotRate&gt; <text:s text:c="2"/>(from joystick) <text:s/>; set the rotation rate</text:p>
      <text:p text:style-name="P6"><text:s text:c="3"/>STOP <text:s text:c="29"/>; stop all motion</text:p>
      <text:p text:style-name="P6"><text:s text:c="3"/>DRFT <text:s text:c="29"/>; disable drivers, drift...</text:p>
      <text:p text:style-name="P6"/>
      <text:p text:style-name="P6">Output Data:</text:p>
      <text:p text:style-name="P6"/>
      <text:h text:style-name="P12" text:outline-level="2">MOTOR devic<text:span text:style-name="T3">e</text:span></text:h>
      <text:p text:style-name="P4">Commands:</text:p>
      <text:p text:style-name="P4"><text:s text:c="3"/>MSPD <text:s/>&lt;speed&gt; <text:s text:c="29"/>; Set motor speed - 0 +/- 2047.</text:p>
      <text:p text:style-name="P4"/>
      <text:p text:style-name="P4">Output:</text:p>
      <text:p text:style-name="P4"><text:s text:c="2"/></text:p>
      <text:p text:style-name="P4"/>
      <text:h text:style-name="P13" text:outline-level="2"><text:span text:style-name="T2">PID controls</text:span> </text:h>
      <text:p text:style-name="Preformatted_20_Text"/>
      <text:p text:style-name="P6"><text:span text:style-name="T1">PID device: </text:span><text:s text:c="2"/>This reads both the ln298 (current power level) and the QuadEncoder (actual speed)</text:p>
      <text:p text:style-name="P6"/>
      <text:p text:style-name="P6">Commands for the PID device <text:s/>(left 2, <text:s text:c="2"/>right 6)</text:p>
      <text:p text:style-name="P6"><text:s text:c="3"/>// <text:s/>SPID <text:s/>&lt;kp&gt; &lt;ki&gt; &lt;ki&gt; <text:s text:c="7"/>; Set the P.I.D. coeficients</text:p>
      <text:p text:style-name="P6"><text:tab/> <text:span text:style-name="T3">TANK</text:span> &lt;<text:span text:style-name="T3">e-</text:span>val&gt;<text:span text:style-name="T3">|&lt;l-val&gt;</text:span> <text:s text:c="7"/>; Set the target speed (0... +/- 100)</text:p>
      <text:p text:style-name="P6"><text:s text:c="6"/>resp: "EROR, Wrong number of arguments in SPED command"</text:p>
      <text:p text:style-name="P6"><text:s text:c="6"/>resp: "OK,&lt;val&gt;</text:p>
      <text:p text:style-name="P6"/>
      <text:p text:style-name="P6"><text:s text:c="3"/>SETP &lt;val&gt;</text:p>
      <text:p text:style-name="P6"><text:s text:c="6"/>resp: <text:s/>"EROR,Wrong number of arguments in SETP command");</text:p>
      <text:p text:style-name="P6"><text:s text:c="6"/>resp: <text:s/>OK,&lt;val&gt;</text:p>
      <text:p text:style-name="P6"/>
      <text:p text:style-name="P6"><text:s text:c="3"/>SETI &lt;val&gt;</text:p>
      <text:p text:style-name="P6"><text:s text:c="6"/>resp: <text:s/>"EROR,Wrong number of arguments in SETI command");</text:p>
      <text:p text:style-name="P6"><text:s text:c="6"/>resp: <text:s/>OK,&lt;val&gt;</text:p>
      <text:p text:style-name="P6"/>
      <text:p text:style-name="P6"><text:s text:c="3"/>SETD &lt;val&gt;</text:p>
      <text:p text:style-name="P6"><text:s text:c="6"/>resp: <text:s/>"EROR,Wrong number of arguments in SETD command");</text:p>
      <text:p text:style-name="P6"><text:s text:c="6"/>resp: <text:s/>OK,&lt;val&gt;</text:p>
      <text:p text:style-name="P6"/>
      <text:p text:style-name="P6"><text:s text:c="3"/>SMOD <text:s/>&lt;bool&gt; <text:s text:c="10"/>; PID controler mode: true=automatic, false=manual.</text:p>
      <text:p text:style-name="P6"><text:s text:c="6"/>resp:SMOD,&lt;bool&gt; <text:s text:c="3"/>; bool <text:span text:style-name="T3">1 == </text:span>Automatic or <text:span text:style-name="T3">0==</text:span>manual</text:p>
      <text:p text:style-name="P6"><text:s text:c="6"/>resp: EROR,Wrong number of arguments</text:p>
      <text:p text:style-name="P6"/>
      <text:p text:style-name="P6"><text:s text:c="3"/>STIM <text:s/>&lt;time&gt; <text:s text:c="29"/>; set sample time (millisecs)</text:p>
      <text:p text:style-name="P6"><text:s text:c="6"/>resp:EROR,Wrong number of arguments</text:p>
      <text:p text:style-name="P6"><text:s text:c="6"/>resp:STIM,&lt;time&gt;</text:p>
      <text:p text:style-name="P6"/>
      <text:p text:style-name="P6">Output:</text:p>
      <text:p text:style-name="P10"><text:s/>"&lt;<text:span text:style-name="T5">02/08&gt;|</text:span>&lt;setPoint&gt;,&lt;actual&gt;,&lt;output&gt;"</text:p>
      <text:p text:style-name="P6"/>
      <text:p text:style-name="P6"><text:s text:c="3"/>"EROR,pid - unknown command"</text:p>
      <text:p text:style-name="P6"/>
      <text:p text:style-name="P7"/>
      <text:h text:style-name="Heading_20_2" text:outline-level="2">QUADRATURE <text:span text:style-name="T4">encoder</text:span></text:h>
      <text:p text:style-name="P4">Commands:</text:p>
      <text:p text:style-name="Preformatted_20_Text"><text:s/></text:p>
      <text:p text:style-name="Preformatted_20_Text"><text:s text:c="3"/>QSET <text:s/>&lt;pulsesPerRev&gt; &lt;circum_mm&gt; <text:s text:c="9"/>; Set parameters for quadrature decoder.</text:p>
      <text:p text:style-name="Preformatted_20_Text"><text:s text:c="6"/>"EROR,Pulse Count must be &gt;0"</text:p>
      <text:p text:style-name="Preformatted_20_Text"><text:s text:c="6"/>"EROR, Wheel diam must be &gt;0"</text:p>
      <text:p text:style-name="Preformatted_20_Text"><text:s text:c="6"/>"EROR, Wrong number of arguments"</text:p>
      <text:p text:style-name="Preformatted_20_Text"><text:s text:c="6"/>"QSET,&lt;wheelDiam&gt;,&lt;pulsePerRev&gt;,pulsesToDist"</text:p>
      <text:p text:style-name="Preformatted_20_Text"/>
      <text:p text:style-name="Preformatted_20_Text"><text:s text:c="3"/>QSCK <text:s/>&lt;updateRate&gt; <text:s text:c="23"/>; Set how often we update the speed (in millisecs)</text:p>
      <text:p text:style-name="Preformatted_20_Text"><text:s text:c="6"/>"EROR,wrong number of arguments"</text:p>
      <text:p text:style-name="Preformatted_20_Text"><text:s text:c="6"/>"OK,SCLK,&lt;spdCheckRate&gt;</text:p>
      <text:p text:style-name="Preformatted_20_Text"/>
      <text:p text:style-name="Preformatted_20_Text"><text:s text:c="3"/>QRST <text:s text:c="37"/>; reset position to '0.0'</text:p>
      <text:p text:style-name="Preformatted_20_Text"/>
      <text:p text:style-name="Preformatted_20_Text">Output:</text:p>
      <text:p text:style-name="Preformatted_20_Text"><text:s text:c="3"/>&lt;position&gt;,last_speed, name</text:p>
      <text:p text:style-name="Preformatted_20_Text"/>
      <text:p text:style-name="Preformatted_20_Text"/>
      <text:p text:style-name="Preformatted_20_Text">= = = = = = = = = = = </text:p>
      <text:h text:style-name="Heading_20_2" text:outline-level="2"><text:span text:style-name="T1">ln298 device </text:span>( left 1, <text:s/>right 5)</text:h>
      <text:p text:style-name="Preformatted_20_Text"><text:s text:c="4"/>SPWM <text:s text:c="4"/>&lt;pulseDidth&gt; <text:s text:c="20"/>; set the pulse width for this motor (0...+/- 100) <text:s text:c="5"/></text:p>
      <text:p text:style-name="Preformatted_20_Text"><text:s text:c="6"/>"ERR,Wrong number of arguments in SPED command");</text:p>
      <text:p text:style-name="Preformatted_20_Text"><text:s text:c="6"/>resp: <text:s/>'OK|SPWM|Pulse width is &lt;val&gt;</text:p>
      <text:p text:style-name="Preformatted_20_Text"><text:s text:c="4"/>ENAB <text:s text:c="37"/>; Enable the Driver</text:p>
      <text:p text:style-name="Preformatted_20_Text"><text:s text:c="6"/>resp: <text:s/>"OK|ENAB|&lt;name&gt; enabled"</text:p>
      <text:p text:style-name="Preformatted_20_Text"><text:s text:c="4"/>DISA <text:s text:c="37"/>; Disable the Driver</text:p>
      <text:p text:style-name="Preformatted_20_Text"><text:s text:c="6"/>resp: <text:s/>"OK|DISA|&lt;name&gt; disabled"</text:p>
      <text:p text:style-name="Preformatted_20_Text"/>
      <text:p text:style-name="Preformatted_20_Text"><text:s text:c="4"/>resp: "EROR|LN298|Unknown command"</text:p>
      <text:p text:style-name="Preformatted_20_Text"/>
      <text:p text:style-name="Preformatted_20_Text">Output:</text:p>
      <text:p text:style-name="Preformatted_20_Text"><text:s text:c="3"/>duty-cycle,"DIS"/"ENA"</text:p>
      <text:p text:style-name="Preformatted_20_Text"/>
      <text:p text:style-name="Preformatted_20_Text"/>
      <text:h text:style-name="Heading_20_2" text:outline-level="2">ADITIONAL SMAC MESSAGES </text:h>
      <text:p text:style-name="Preformatted_20_Text"><text:s/>(In all cases, '%s' will idenify the specific parameter). </text:p>
      <text:p text:style-name="Preformatted_20_Text"><text:s/>( '%d' is the index of the word - the original command is '0').</text:p>
      <text:p text:style-name="Preformatted_20_Text"><text:s text:c="3"/>"EROR,%s,Missing argument no %d" <text:s text:c="8"/></text:p>
      <text:p text:style-name="Preformatted_20_Text"><text:s text:c="3"/>"EROR,%s,argument %d is not an unsigned int"</text:p>
      <text:p text:style-name="Preformatted_20_Text"><text:s text:c="3"/>"EROR,%s,Missing argument no %d</text:p>
      <text:p text:style-name="Preformatted_20_Text"><text:s text:c="3"/>"EROR,%s,Argument %d is not a int"</text:p>
      <text:p text:style-name="Preformatted_20_Text"><text:s text:c="3"/>"EROR,%s,Invalid double for argument no %d",</text:p>
      <text:p text:style-name="Preformatted_20_Text"><text:s text:c="3"/>"EROR,%s,Unknown boolean value for argument %d"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22e3a" officeooo:paragraph-rsid="00122e3a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font-weight="normal" officeooo:rsid="00122e3a" officeooo:paragraph-rsid="00122e3a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MAC COMMANDS FOR TWO-WHEEL ROBOT</text:p>
        <text:p text:style-name="MP2">10/21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0T23:25:13.129080586</dc:date>
    <meta:editing-duration>PT6M23S</meta:editing-duration>
    <meta:editing-cycles>4</meta:editing-cycles>
    <meta:generator>LibreOffice/24.2.7.2$Linux_X86_64 LibreOffice_project/420$Build-2</meta:generator>
    <meta:print-date>2025-10-20T23:14:35.516890149</meta:print-date>
    <meta:document-statistic meta:table-count="1" meta:image-count="0" meta:object-count="0" meta:page-count="3" meta:paragraph-count="124" meta:word-count="491" meta:character-count="3901" meta:non-whitespace-character-count="2827"/>
  </office:meta>
</office:document-meta>
</file>